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ae16" officeooo:paragraph-rsid="0018ae16"/>
    </style:style>
    <style:style style:name="T1" style:family="text">
      <style:text-properties officeooo:rsid="001ac4fe"/>
    </style:style>
    <style:style style:name="T2" style:family="text">
      <style:text-properties officeooo:rsid="001ac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06/2020</text:p>
      <text:p text:style-name="P1"/>
      <text:p text:style-name="P1">pale worm</text:p>
      <text:p text:style-name="P1"/>
      <text:p text:style-name="P1">Session data: From 2020-06-14, 14:02:41 to 2020-06-14, 15:51:52</text:p>
      <text:p text:style-name="P1">Session: 01:49h</text:p>
      <text:p text:style-name="P1">Loot Type: Leader</text:p>
      <text:p text:style-name="P1">Loot: 17,612,503</text:p>
      <text:p text:style-name="P1">Supplies: 1,555,074</text:p>
      <text:p text:style-name="P1">Balance: 16,057,429</text:p>
      <text:p text:style-name="P1">Bamzay</text:p>
      <text:p text:style-name="P1"><text:tab/>Loot: 14,658,078</text:p>
      <text:p text:style-name="P1"><text:tab/>Supplies: 65,940</text:p>
      <text:p text:style-name="P1"><text:tab/>Balance: 14,592,138 <text:s/><text:span text:style-name="T1">(legs market 14,598,000 – 12,000,000 real vendido = 2,598,000) = 11,994,138</text:span></text:p>
      <text:p text:style-name="P1"><text:tab/>Damage: 145,736</text:p>
      <text:p text:style-name="P1"><text:tab/>Healing: 109,092</text:p>
      <text:p text:style-name="P1">Drakoid</text:p>
      <text:p text:style-name="P1"><text:tab/>Loot: 287,048</text:p>
      <text:p text:style-name="P1"><text:tab/>Supplies: 136,623</text:p>
      <text:p text:style-name="P1"><text:tab/>Balance: 150,425</text:p>
      <text:p text:style-name="P1"><text:tab/>Damage: 535,375</text:p>
      <text:p text:style-name="P1"><text:tab/>Healing: 223,477</text:p>
      <text:p text:style-name="P1">Incsent Blackfingers</text:p>
      <text:p text:style-name="P1"><text:tab/>Loot: 216,531</text:p>
      <text:p text:style-name="P1"><text:tab/>Supplies: 471,233</text:p>
      <text:p text:style-name="P1"><text:tab/>Balance: -254,702</text:p>
      <text:p text:style-name="P1"><text:tab/>Damage: 583,934</text:p>
      <text:p text:style-name="P1"><text:tab/>Healing: 868,547</text:p>
      <text:p text:style-name="P1">Kinawarloke</text:p>
      <text:p text:style-name="P1"><text:tab/>Loot: 59,572</text:p>
      <text:p text:style-name="P1"><text:tab/>Supplies: 77,549</text:p>
      <text:p text:style-name="P1"><text:tab/>Balance: -17,977</text:p>
      <text:p text:style-name="P1"><text:tab/>Damage: 87,020</text:p>
      <text:p text:style-name="P1"><text:tab/>Healing: 88,064</text:p>
      <text:p text:style-name="P1">Nephithys</text:p>
      <text:p text:style-name="P1"><text:tab/>Loot: 252,676</text:p>
      <text:p text:style-name="P1"><text:tab/>Supplies: 95,267</text:p>
      <text:p text:style-name="P1"><text:tab/>Balance: 157,409</text:p>
      <text:p text:style-name="P1"><text:tab/>Damage: 482,207</text:p>
      <text:p text:style-name="P1"><text:tab/>Healing: 203,158</text:p>
      <text:p text:style-name="P1">Oktoryz (Leader)</text:p>
      <text:p text:style-name="P1"><text:tab/>Loot: 1,869,268</text:p>
      <text:p text:style-name="P1"><text:tab/>Supplies: 201,207</text:p>
      <text:p text:style-name="P1"><text:tab/>Balance: 1,668,061 <text:s/>- <text:span text:style-name="T2">1,571,000 (market media) = 97,061</text:span></text:p>
      <text:p text:style-name="P1"><text:tab/>Damage: 617,734</text:p>
      <text:p text:style-name="P1"><text:tab/>Healing: 204,303</text:p>
      <text:p text:style-name="P1">Rods Rufo</text:p>
      <text:p text:style-name="P1"><text:tab/>Loot: 55,206</text:p>
      <text:p text:style-name="P1"><text:tab/>Supplies: 60,044</text:p>
      <text:p text:style-name="P1"><text:tab/>Balance: -4,838</text:p>
      <text:p text:style-name="P1"><text:tab/>Damage: 204,044</text:p>
      <text:p text:style-name="P1"><text:soft-page-break/><text:tab/>Healing: 4,135</text:p>
      <text:p text:style-name="P1">Xongu</text:p>
      <text:p text:style-name="P1"><text:tab/>Loot: 214,124</text:p>
      <text:p text:style-name="P1"><text:tab/>Supplies: 447,211</text:p>
      <text:p text:style-name="P1"><text:tab/>Balance: -233,087</text:p>
      <text:p text:style-name="P1"><text:tab/>Damage: 984,385</text:p>
      <text:p text:style-name="P1"><text:tab/>Healing: 9,8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</meta:initial-creator>
    <meta:creation-date>2020-06-14T15:52:08.116107706</meta:creation-date>
    <dc:date>2020-06-14T17:06:05.914276232</dc:date>
    <dc:creator>Rodolfo </dc:creator>
    <meta:editing-duration>PT1H13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129" meta:character-count="1020" meta:non-whitespace-character-count="904"/>
  </office:meta>
</office:document-meta>
</file>